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.</text:span></text:p>
      <text:p text:style-name="P1"><text:span text:style-name="T72"/></text:p>
      <text:p text:style-name="P1"><text:span text:style-name="T73">Factory Method:</text:span></text:p>
      <text:p text:style-name="P1"><text:span text:style-name="T74"/></text:p>
      <text:p text:style-name="P1"><text:span text:style-name="T75">1.Define an interface "Document" with a method "print."</text:span></text:p>
      <text:p text:style-name="P1"><text:span text:style-name="T75">2.Implement classes like "PDFDocument" and "WordDocument" that implement the "Document" interface.</text:span></text:p>
      <text:p text:style-name="P1"><text:span text:style-name="T76"/></text:p>
      <text:p text:style-name="P1"><text:span text:style-name="T77">Iterator Pattern:</text:span></text:p>
      <text:p text:style-name="P1"><text:span text:style-name="T78"/></text:p>
      <text:p text:style-name="P1"><text:span text:style-name="T79">1.Create an interface "Iterator" with methods to iterate over a collection.</text:span></text:p>
      <text:p text:style-name="P1"><text:span text:style-name="T79">2.Implement an iterator for a custom collection.</text:span></text:p>
      <text:p text:style-name="P1"><text:span text:style-name="T80"/></text:p>
      <text:p text:style-name="P1"><text:span text:style-name="T81">Memento Pattern:</text:span></text:p>
      <text:p text:style-name="P1"><text:span text:style-name="T82"/></text:p>
      <text:p text:style-name="P1"><text:span text:style-name="T83">1.Implement a class "Originator" that has a state.</text:span></text:p>
      <text:p text:style-name="P1"><text:span text:style-name="T83">2.Create a "Memento" class to store the state and a "Caretaker" class to manage multiple states.</text:span></text:p>
      <text:p text:style-name="P1"><text:span text:style-name="T84"/></text:p>
      <text:p text:style-name="P1"><text:span text:style-name="T85">State Pattern:</text:span></text:p>
      <text:p text:style-name="P1"><text:span text:style-name="T86"/></text:p>
      <text:p text:style-name="P1"><text:span text:style-name="T87">1.Define a "Context" class that can change its state.</text:span></text:p>
      <text:p text:style-name="P1"><text:span text:style-name="T87">2.Implement different states like "StateA" and "StateB" that the "Context" class can transition between.</text:span></text:p>
      <text:p text:style-name="P1"><text:span text:style-name="T88"/></text:p>
      <text:p text:style-name="P1"><text:span text:style-name="T89">Proxy Pattern:</text:span></text:p>
      <text:p text:style-name="P1"><text:span text:style-name="T90"/></text:p>
      <text:p text:style-name="P1"><text:span text:style-name="T91">1.Create an interface "Image" with a method "display."</text:span></text:p>
      <text:p text:style-name="P1"><text:span text:style-name="T91">2.Implement a "RealImage" class that implements the "Image" interface and a "ProxyImage" class that controls access to the "RealImage."</text:span></text:p>
      <text:p text:style-name="P1"><text:span text:style-name="T92"/></text:p>
      <text:p text:style-name="P1"><text:span text:style-name="T93">Chain of Responsibility:</text:span></text:p>
      <text:p text:style-name="P1"><text:span text:style-name="T94"/></text:p>
      <text:p text:style-name="P1"><text:span text:style-name="T95">1.Implement a chain of handlers to process requests.</text:span></text:p>
      <text:p text:style-name="P1"><text:span text:style-name="T95">2.Each handler should decide whether to handle the request or pass it to the next handler.</text:span></text:p>
      <text:p text:style-name="P1"><text:span text:style-name="T96"/></text:p>
      <text:p text:style-name="P1"><text:span text:style-name="T97">Template Method Pattern:</text:span></text:p>
      <text:p text:style-name="P1"><text:span text:style-name="T98"/></text:p>
      <text:p text:style-name="P1"><text:span text:style-name="T99">1.Create an abstract class "Game" with template methods "initialize," "startPlay," and "endPlay."</text:span></text:p>
      <text:p text:style-name="P1"><text:span text:style-name="T99">2.Implement classes like "Football" and "Basketball" that extend the "Game" class.</text:span></text:p>
      <text:p text:style-name="P1"><text:span text:style-name="T100"/></text:p>
      <text:p text:style-name="P1"><text:span text:style-name="T101">Prototype Pattern:</text:span></text:p>
      <text:p text:style-name="P1"><text:span text:style-name="T102"/></text:p>
      <text:p text:style-name="P1"><text:span text:style-name="T103">1.Implement a prototype pattern for creating copies of objects.</text:span></text:p>
      <text:p text:style-name="P1"><text:span text:style-name="T103">2.Clone objects using the prototype pattern.</text:span></text:p>
      <text:p text:style-name="P1"><text:span text:style-name="T104"/></text:p>
      <text:p text:style-name="P1"><text:span text:style-name="T105">Bridge Pattern:</text:span></text:p>
      <text:p text:style-name="P1"><text:span text:style-name="T106"/></text:p>
      <text:p text:style-name="P1"><text:span text:style-name="T107">1.Define an interface "Color" with a method "fill."</text:span></text:p>
      <text:p text:style-name="P1"><text:span text:style-name="T107">2.Implement concrete classes like "Red" and "Blue" that implement the "Color" interface.</text:span></text:p>
      <text:p text:style-name="P1"><text:span text:style-name="T107">3.Create an abstract class "Shape" that uses the "Color" interface and implement concrete shapes.</text:span></text:p>
      <text:p text:style-name="P1"><text:span text:style-name="T108"/></text:p>
      <text:p text:style-name="P1"><text:span text:style-name="T109">Composite Pattern:</text:span></text:p>
      <text:p text:style-name="P1"><text:span text:style-name="T110"/></text:p>
      <text:p text:style-name="P1"><text:span text:style-name="T111">1.Create an interface "Component" with a method "display."</text:span></text:p>
      <text:p text:style-name="P1"><text:span text:style-name="T111">2.Implement classes like "Leaf" and "Composite" that implement the "Component" interface.</text:span></text:p>
      <text:p text:style-name="P1"><text:span text:style-name="T112"/></text:p>
      <text:p text:style-name="P1"><text:span text:style-name="T113">Adapter Pattern:</text:span></text:p>
      <text:p text:style-name="P1"><text:span text:style-name="T114"/></text:p>
      <text:p text:style-name="P1"><text:span text:style-name="T115">1.Create an interface "Target" with a method "request."</text:span></text:p>
      <text:p text:style-name="P1"><text:span text:style-name="T115">2.Implement classes like "Adaptee" that have a method incompatible with "Target."</text:span></text:p>
      <text:p text:style-name="P1"><text:span text:style-name="T115">3.Create an adapter class to make "Adaptee" compatible with "Target."</text:span></text:p>
      <text:p text:style-name="P1"><text:span text:style-name="T116"/></text:p>
      <text:p text:style-name="P1"><text:span text:style-name="T117">Mediator Pattern:</text:span></text:p>
      <text:p text:style-name="P1"><text:span text:style-name="T118"/></text:p>
      <text:p text:style-name="P1"><text:span text:style-name="T119">1.Define a "Mediator" interface with methods for communication between components.</text:span></text:p>
      <text:p text:style-name="P1"><text:span text:style-name="T119">2.Implement classes like "Colleague" that communicate through the mediator.</text:span></text:p>
      <text:p text:style-name="P1"><text:span text:style-name="T120"/></text:p>
      <text:p text:style-name="P1"><text:span text:style-name="T121">Visitor Pattern:</text:span></text:p>
      <text:p text:style-name="P1"><text:span text:style-name="T122"/></text:p>
      <text:p text:style-name="P1"><text:span text:style-name="T123">1.Create an interface "Visitor" with methods to visit different elements.</text:span></text:p>
      <text:p text:style-name="P1"><text:span text:style-name="T123">2.Implement classes like "ElementA" and "ElementB" that accept visitors.</text:span></text:p>
      <text:p text:style-name="P1"><text:span text:style-name="T124"/></text:p>
      <text:p text:style-name="P1"><text:span text:style-name="T125">Composite Pattern:</text:span></text:p>
      <text:p text:style-name="P1"><text:span text:style-name="T126"/></text:p>
      <text:p text:style-name="P1"><text:span text:style-name="T127">1.Define a "Component" interface with methods to add and remove components.</text:span></text:p>
      <text:p text:style-name="P1"><text:span text:style-name="T127">2.Implement classes like "Leaf" and "Composite" that implement the "Component" interface.</text:span></text:p>
      <text:p text:style-name="P1"><text:span text:style-name="T128"/></text:p>
      <text:p text:style-name="P1"><text:span text:style-name="T129">Command Pattern:</text:span></text:p>
      <text:p text:style-name="P1"><text:span text:style-name="T130"/></text:p>
      <text:p text:style-name="P1"><text:span text:style-name="T131">1.Create a remote control that can execute different commands.</text:span></text:p>
      <text:p text:style-name="P1"><text:span text:style-name="T131">2.Implement commands like "TurnOnCommand" and "TurnOffCommand" for various devices.</text:span></text:p>
      <text:p text:style-name="P1"><text:span text:style-name="T132"/></text:p>
      <text:p text:style-name="P1"><text:span text:style-name="T133">Observer Pattern:</text:span></text:p>
      <text:p text:style-name="P1"><text:span text:style-name="T134"/></text:p>
      <text:p text:style-name="P1"><text:span text:style-name="T135">1.Implement a stock market system where different observers receive updates on stock prices.</text:span></text:p>
      <text:p text:style-name="P1"><text:span text:style-name="T135">2.Notify observers when stock prices change.</text:span></text:p>
      <text:p text:style-name="P1"><text:span text:style-name="T136"/></text:p>
      <text:p text:style-name="P1"><text:span text:style-name="T137">Proxy Pattern:</text:span></text:p>
      <text:p text:style-name="P1"><text:span text:style-name="T138"/></text:p>
      <text:p text:style-name="P1"><text:span text:style-name="T139">1.Create a proxy for a costly resource, allowing access only if certain conditions are met.</text:span></text:p>
      <text:p text:style-name="P1"><text:span text:style-name="T139">2.Use the proxy to control access to the resource.</text:span></text:p>
      <text:p text:style-name="P1"><text:span text:style-name="T140"/></text:p>
      <text:p text:style-name="P1"><text:span text:style-name="T141">Factory Method:</text:span></text:p>
      <text:p text:style-name="P1"><text:span text:style-name="T142"/></text:p>
      <text:p text:style-name="P1"><text:span text:style-name="T143">1.Implement a factory method to create different types of vehicles.</text:span></text:p>
      <text:p text:style-name="P1"><text:span text:style-name="T143">2.Create instances of vehicles using the factory method.</text:span></text:p>
      <text:p text:style-name="P1"><text:span text:style-name="T144"/></text:p>
      <text:p text:style-name="P1"><text:span text:style-name="T145">State Pattern:</text:span></text:p>
      <text:p text:style-name="P1"><text:span text:style-name="T146"/></text:p>
      <text:p text:style-name="P1"><text:span text:style-name="T147">1.Create a context class representing a traffic light that changes its state.</text:span></text:p>
      <text:p text:style-name="P1"><text:span text:style-name="T147">2.Implement states like "Red," "Yellow," and "Green."</text:span></text:p>
      <text:p text:style-name="P1"><text:span text:style-name="T148"/></text:p>
      <text:p text:style-name="P1"><text:span text:style-name="T149">Abstract Factory:</text:span></text:p>
      <text:p text:style-name="P1"><text:span text:style-name="T150"/></text:p>
      <text:p text:style-name="P1"><text:span text:style-name="T151">1.Define an abstract factory for creating furniture.</text:span></text:p>
      <text:p text:style-name="P1"><text:span text:style-name="T151">2.Implement concrete factories for modern and Victorian furniture</text:span><text:span text:style-name="T152">.</text:span></text:p>
      <text:p text:style-name="P1"><text:span text:style-name="T153"/></text:p>
      <text:p text:style-name="P1"><text:span text:style-name="T154">Chain of Responsibility:</text:span></text:p>
      <text:p text:style-name="P1"><text:span text:style-name="T155"/></text:p>
      <text:p text:style-name="P1"><text:span text:style-name="T156">1.Create a chain of loggers to process log messages.</text:span></text:p>
      <text:p text:style-name="P1"><text:span text:style-name="T156">2.Each logger decides whether to handle the message or pass it to the next logger.</text:span></text:p>
      <text:p text:style-name="P1"><text:span text:style-name="T157"/></text:p>
      <text:p text:style-name="P1"><text:span text:style-name="T158">Decorator Pattern:</text:span></text:p>
      <text:p text:style-name="P1"><text:span text:style-name="T159"/></text:p>
      <text:p text:style-name="P1"><text:span text:style-name="T160">1.Implement a text editor with decorators like "Bold" and "Italic" to modify the text.</text:span></text:p>
      <text:p text:style-name="P1"><text:span text:style-name="T160">2.Apply multiple decorators to the text</text:span><text:span text:style-name="T161">.</text:span></text:p>
      <text:p text:style-name="P1"><text:span text:style-name="T162"/></text:p>
      <text:p text:style-name="P1"><text:span text:style-name="T163">Bridge Pattern:</text:span></text:p>
      <text:p text:style-name="P1"><text:span text:style-name="T164"/></text:p>
      <text:p text:style-name="P1"><text:span text:style-name="T165">1.Define a bridge between different drawing shapes and rendering engines.</text:span></text:p>
      <text:p text:style-name="P1"><text:span text:style-name="T165">2.Implement concrete shapes and rendering engines.</text:span></text:p>
      <text:p text:style-name="P1"><text:span text:style-name="T166"/></text:p>
      <text:p text:style-name="P1"><text:span text:style-name="T167">Composite Pattern:</text:span></text:p>
      <text:p text:style-name="P1"><text:span text:style-name="T168"/></text:p>
      <text:p text:style-name="P1"><text:span text:style-name="T169">1.Create a file system representation using the composite pattern.</text:span></text:p>
      <text:p text:style-name="P1"><text:span text:style-name="T169">2.Implement classes like "File" and "Directory."</text:span></text:p>
      <text:p text:style-name="P1"><text:span text:style-name="T170"/></text:p>
      <text:p text:style-name="P1"><text:span text:style-name="T171">Strategy Pattern:</text:span></text:p>
      <text:p text:style-name="P1"><text:span text:style-name="T172"/></text:p>
      <text:p text:style-name="P1"><text:span text:style-name="T173">1.Implement a billing system that uses different billing strategies based on customer type.</text:span></text:p>
      <text:p text:style-name="P1"><text:span text:style-name="T173">2.Define strategies like "NormalBilling" and "DiscountBilling."</text:span></text:p>
      <text:p text:style-name="P1"><text:span text:style-name="T174"/></text:p>
      <text:p text:style-name="P1"><text:span text:style-name="T175">Visitor Pattern:</text:span></text:p>
      <text:p text:style-name="P1"><text:span text:style-name="T176"/></text:p>
      <text:p text:style-name="P1"><text:span text:style-name="T177">1.Create a document structure and implement a visitor to perform operations on the document elements.</text:span></text:p>
      <text:p text:style-name="P1"><text:span text:style-name="T177">2.Define elements like "Paragraph" and "Image."</text:span></text:p>
      <text:p text:style-name="P1"><text:span text:style-name="T178"/></text:p>
      <text:p text:style-name="P1"><text:span text:style-name="T179">State Pattern:</text:span></text:p>
      <text:p text:style-name="P1"><text:span text:style-name="T180"/></text:p>
      <text:p text:style-name="P1"><text:span text:style-name="T181">1.Implement a vending machine with different states like "NoCoinState" and "HasCoinState."</text:span></text:p>
      <text:p text:style-name="P1"><text:span text:style-name="T181">2.Change the vending machine state based on user actions.</text:span></text:p>
      <text:p text:style-name="P1"><text:span text:style-name="T182"/></text:p>
      <text:p text:style-name="P1"><text:span text:style-name="T183">Abstract Factory:</text:span></text:p>
      <text:p text:style-name="P1"><text:span text:style-name="T184"/></text:p>
      <text:p text:style-name="P1"><text:span text:style-name="T185">1.Define an abstract factory for creating UI components.</text:span></text:p>
      <text:p text:style-name="P1"><text:span text:style-name="T185">2.Implement concrete factories for desktop and mobile UIs.</text:span></text:p>
      <text:p text:style-name="P1"><text:span text:style-name="T186"/></text:p>
      <text:p text:style-name="P1"><text:span text:style-name="T187">Observer Pattern:</text:span></text:p>
      <text:p text:style-name="P1"><text:span text:style-name="T188"/></text:p>
      <text:p text:style-name="P1"><text:span text:style-name="T189">1.Implement a weather station where different observers receive updates on temperature and humidity.</text:span></text:p>
      <text:p text:style-name="P1"><text:span text:style-name="T189">2.Notify observers when weather conditions change.</text:span></text:p>
      <text:p text:style-name="P1"><text:span text:style-name="T190"/></text:p>
      <text:p text:style-name="P1"><text:span text:style-name="T191">Command Pattern:</text:span></text:p>
      <text:p text:style-name="P1"><text:span text:style-name="T192"/></text:p>
      <text:p text:style-name="P1"><text:span text:style-name="T193">1.Create a remote control for a smart home with different commands for controlling devices.</text:span></text:p>
      <text:p text:style-name="P1"><text:span text:style-name="T193">2.Implement commands like "TurnOnLightsCommand" and "TurnOffACCommand."</text:span></text:p>
      <text:p text:style-name="P1"><text:span text:style-name="T194"/></text:p>
      <text:p text:style-name="P1"><text:span text:style-name="T195">Prototype Pattern:</text:span></text:p>
      <text:p text:style-name="P1"><text:span text:style-name="T196"/></text:p>
      <text:p text:style-name="P1"><text:span text:style-name="T197">1.Implement a prototype pattern for creating different types of animals.</text:span></text:p>
      <text:p text:style-name="P1"><text:span text:style-name="T197">2.Clone animal objects using the prototype pattern.</text:span></text:p>
      <text:p text:style-name="P1"><text:span text:style-name="T197">3.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